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832cm" fo:margin-left="0.116cm" table:align="left"/>
    </style:style>
    <style:style style:name="Table2.A" style:family="table-column">
      <style:table-column-properties style:column-width="0.503cm"/>
    </style:style>
    <style:style style:name="Table2.B" style:family="table-column">
      <style:table-column-properties style:column-width="7.32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907cm" table:align="left"/>
    </style:style>
    <style:style style:name="Table3.A" style:family="table-column">
      <style:table-column-properties style:column-width="0.78cm"/>
    </style:style>
    <style:style style:name="Table3.B" style:family="table-column">
      <style:table-column-properties style:column-width="4.12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162cm" table:align="left"/>
    </style:style>
    <style:style style:name="Table4.A" style:family="table-column">
      <style:table-column-properties style:column-width="0.291cm"/>
    </style:style>
    <style:style style:name="Table4.B" style:family="table-column">
      <style:table-column-properties style:column-width="13.87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979cm" table:align="left"/>
    </style:style>
    <style:style style:name="Table6.A" style:family="table-column">
      <style:table-column-properties style:column-width="2.538cm"/>
    </style:style>
    <style:style style:name="Table6.B" style:family="table-column">
      <style:table-column-properties style:column-width="13.44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123cm" table:align="left"/>
    </style:style>
    <style:style style:name="Table7.A" style:family="table-column">
      <style:table-column-properties style:column-width="2.496cm"/>
    </style:style>
    <style:style style:name="Table7.B" style:family="table-column">
      <style:table-column-properties style:column-width="11.62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0.028cm" table:align="left"/>
    </style:style>
    <style:style style:name="Table8.A" style:family="table-column">
      <style:table-column-properties style:column-width="0.781cm"/>
    </style:style>
    <style:style style:name="Table8.B" style:family="table-column">
      <style:table-column-properties style:column-width="9.24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3.32cm" table:align="left"/>
    </style:style>
    <style:style style:name="Table9.A" style:family="table-column">
      <style:table-column-properties style:column-width="3.3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.229cm"/>
    </style:style>
    <style:style style:name="Table10.B" style:family="table-column">
      <style:table-column-properties style:column-width="15.77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9.082cm" table:align="left"/>
    </style:style>
    <style:style style:name="Table11.A" style:family="table-column">
      <style:table-column-properties style:column-width="0.427cm"/>
    </style:style>
    <style:style style:name="Table11.B" style:family="table-column">
      <style:table-column-properties style:column-width="8.65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5.363cm" table:align="left"/>
    </style:style>
    <style:style style:name="Table12.A" style:family="table-column">
      <style:table-column-properties style:column-width="0.425cm"/>
    </style:style>
    <style:style style:name="Table12.B" style:family="table-column">
      <style:table-column-properties style:column-width="14.93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4.346cm" table:align="left"/>
    </style:style>
    <style:style style:name="Table13.A" style:family="table-column">
      <style:table-column-properties style:column-width="0.979cm"/>
    </style:style>
    <style:style style:name="Table13.B" style:family="table-column">
      <style:table-column-properties style:column-width="13.367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5.566cm" table:align="left"/>
    </style:style>
    <style:style style:name="Table14.A" style:family="table-column">
      <style:table-column-properties style:column-width="1.782cm"/>
    </style:style>
    <style:style style:name="Table14.B" style:family="table-column">
      <style:table-column-properties style:column-width="13.78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2.952cm" table:align="left"/>
    </style:style>
    <style:style style:name="Table15.A" style:family="table-column">
      <style:table-column-properties style:column-width="1.482cm"/>
    </style:style>
    <style:style style:name="Table15.B" style:family="table-column">
      <style:table-column-properties style:column-width="11.47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3.106cm" table:align="left"/>
    </style:style>
    <style:style style:name="Table16.A" style:family="table-column">
      <style:table-column-properties style:column-width="0.753cm"/>
    </style:style>
    <style:style style:name="Table16.B" style:family="table-column">
      <style:table-column-properties style:column-width="12.35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3.109cm" table:align="left"/>
    </style:style>
    <style:style style:name="Table17.A" style:family="table-column">
      <style:table-column-properties style:column-width="0.397cm"/>
    </style:style>
    <style:style style:name="Table17.B" style:family="table-column">
      <style:table-column-properties style:column-width="12.712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4.06cm" table:align="left"/>
    </style:style>
    <style:style style:name="Table18.A" style:family="table-column">
      <style:table-column-properties style:column-width="0.972cm"/>
    </style:style>
    <style:style style:name="Table18.B" style:family="table-column">
      <style:table-column-properties style:column-width="3.089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1.289cm" table:align="left"/>
    </style:style>
    <style:style style:name="Table19.A" style:family="table-column">
      <style:table-column-properties style:column-width="0.651cm"/>
    </style:style>
    <style:style style:name="Table19.B" style:family="table-column">
      <style:table-column-properties style:column-width="10.63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6.533cm" table:align="left"/>
    </style:style>
    <style:style style:name="Table20.A" style:family="table-column">
      <style:table-column-properties style:column-width="1.145cm"/>
    </style:style>
    <style:style style:name="Table20.B" style:family="table-column">
      <style:table-column-properties style:column-width="15.38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2.22cm" table:align="left"/>
    </style:style>
    <style:style style:name="Table21.A" style:family="table-column">
      <style:table-column-properties style:column-width="0.755cm"/>
    </style:style>
    <style:style style:name="Table21.B" style:family="table-column">
      <style:table-column-properties style:column-width="11.465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2.67cm" table:align="left"/>
    </style:style>
    <style:style style:name="Table22.A" style:family="table-column">
      <style:table-column-properties style:column-width="1.078cm"/>
    </style:style>
    <style:style style:name="Table22.B" style:family="table-column">
      <style:table-column-properties style:column-width="11.59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9.987cm" table:align="left"/>
    </style:style>
    <style:style style:name="Table23.A" style:family="table-column">
      <style:table-column-properties style:column-width="0.609cm"/>
    </style:style>
    <style:style style:name="Table23.B" style:family="table-column">
      <style:table-column-properties style:column-width="9.379cm"/>
    </style:style>
    <style:style style:name="Table23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ize="2pt" officeooo:rsid="00045168" officeooo:paragraph-rsid="00045168" style:font-size-asian="2pt" style:font-size-complex="2pt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officeooo:rsid="0002fd6a" officeooo:paragraph-rsid="0002fd6a" style:font-size-asian="12pt" style:font-size-complex="12pt"/>
    </style:style>
    <style:style style:name="P6" style:family="paragraph" style:parent-style-name="Table_20_Contents">
      <style:text-properties fo:font-size="12pt" officeooo:rsid="00045168" officeooo:paragraph-rsid="00045168" style:font-size-asian="12pt" style:font-size-complex="12pt"/>
    </style:style>
    <style:style style:name="P7" style:family="paragraph" style:parent-style-name="Table_20_Contents">
      <style:text-properties fo:font-size="12pt" officeooo:rsid="0002fd6a" officeooo:paragraph-rsid="0002fd6a" style:font-size-asian="10.5pt" style:font-size-complex="12pt"/>
    </style:style>
    <style:style style:name="P8" style:family="paragraph" style:parent-style-name="Table_20_Contents">
      <style:text-properties fo:font-size="12pt" officeooo:rsid="00045168" officeooo:paragraph-rsid="00045168" style:font-size-asian="10.5pt" style:font-size-complex="12pt"/>
    </style:style>
    <style:style style:name="P9" style:family="paragraph" style:parent-style-name="Table_20_Contents">
      <style:paragraph-properties fo:margin-top="0cm" fo:margin-bottom="0.499cm" loext:contextual-spacing="false"/>
    </style:style>
    <style:style style:name="P10" style:family="paragraph" style:parent-style-name="Table_20_Contents">
      <style:paragraph-properties fo:margin-top="0cm" fo:margin-bottom="0.499cm" loext:contextual-spacing="false"/>
      <style:text-properties officeooo:paragraph-rsid="0002fd6a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style:style style:name="T3" style:family="text">
      <style:text-properties officeooo:rsid="0002fd6a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quiz_events/0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quiz_events/0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What are the valid wild card characters can be used in PowerShell while executing the Get-ChildItem CmdLet?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2.A1" office:value-type="string">
            <text:p text:style-name="P6">A</text:p>
          </table:table-cell>
          <table:table-cell table:style-name="Table2.A1" office:value-type="string">
            <text:p text:style-name="Table_20_Contents">* ( A star)</text:p>
          </table:table-cell>
        </table:table-row>
        <table:table-row>
          <table:table-cell table:style-name="Table2.A1" office:value-type="string">
            <text:p text:style-name="P6">B</text:p>
          </table:table-cell>
          <table:table-cell table:style-name="Table2.A1" office:value-type="string">
            <text:p text:style-name="Table_20_Contents">? (A Question Mark)</text:p>
          </table:table-cell>
        </table:table-row>
        <table:table-row>
          <table:table-cell table:style-name="Table2.A1" office:value-type="string">
            <text:p text:style-name="P6">C</text:p>
          </table:table-cell>
          <table:table-cell table:style-name="Table2.A1" office:value-type="string">
            <text:p text:style-name="Table_20_Contents">[..] (Opening left and closing right Bracket )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Contents">. {..} (curly brackets)</text:p>
          </table:table-cell>
        </table:table-row>
      </table:table>
      <text:p text:style-name="Standard"/>
      <text:p text:style-name="Standard">What will be the value of <text:bookmark text:name="MathJax-Element-1-Frame"/><text:bookmark text:name="MathJax-Span-1"/><text:bookmark text:name="MathJax-Span-2"/><text:bookmark text:name="MathJax-Span-3"/><text:span text:style-name="T1">X</text:span><text:bookmark text:name="MathJax-Span-4"/><text:span text:style-name="T1"> i</text:span><text:bookmark text:name="MathJax-Span-5"/><text:span text:style-name="T1">f</text:span><text:bookmark text:name="MathJax-Span-6"/><text:span text:style-name="T1"> t</text:span><text:bookmark text:name="MathJax-Span-7"/><text:span text:style-name="T1">h</text:span><text:bookmark text:name="MathJax-Span-8"/><text:span text:style-name="T1">e</text:span><text:bookmark text:name="MathJax-Span-9"/><text:span text:style-name="T1"> b</text:span><text:bookmark text:name="MathJax-Span-10"/><text:span text:style-name="T1">e</text:span><text:bookmark text:name="MathJax-Span-11"/><text:span text:style-name="T1">l</text:span><text:bookmark text:name="MathJax-Span-12"/><text:span text:style-name="T1">o</text:span><text:bookmark text:name="MathJax-Span-13"/><text:span text:style-name="T1">w</text:span><text:bookmark text:name="MathJax-Span-14"/><text:span text:style-name="T1"> s</text:span><text:bookmark text:name="MathJax-Span-15"/><text:span text:style-name="T1">t</text:span><text:bookmark text:name="MathJax-Span-16"/><text:span text:style-name="T1">a</text:span><text:bookmark text:name="MathJax-Span-17"/><text:span text:style-name="T1">t</text:span><text:bookmark text:name="MathJax-Span-18"/><text:span text:style-name="T1">e</text:span><text:bookmark text:name="MathJax-Span-19"/><text:span text:style-name="T1">m</text:span><text:bookmark text:name="MathJax-Span-20"/><text:span text:style-name="T1">e</text:span><text:bookmark text:name="MathJax-Span-21"/><text:span text:style-name="T1">n</text:span><text:bookmark text:name="MathJax-Span-22"/><text:span text:style-name="T1">t</text:span><text:bookmark text:name="MathJax-Span-23"/><text:span text:style-name="T1"> w</text:span><text:bookmark text:name="MathJax-Span-24"/><text:span text:style-name="T1">i</text:span><text:bookmark text:name="MathJax-Span-25"/><text:span text:style-name="T1">l</text:span><text:bookmark text:name="MathJax-Span-26"/><text:span text:style-name="T1">l</text:span><text:bookmark text:name="MathJax-Span-27"/><text:span text:style-name="T1"> be</text:span><text:bookmark text:name="MathJax-Span-29"/><text:span text:style-name="T1"> e</text:span><text:bookmark text:name="MathJax-Span-30"/><text:span text:style-name="T1">x</text:span><text:bookmark text:name="MathJax-Span-31"/><text:span text:style-name="T1">e</text:span><text:bookmark text:name="MathJax-Span-32"/><text:span text:style-name="T1">c</text:span><text:bookmark text:name="MathJax-Span-33"/><text:span text:style-name="T1">u</text:span><text:bookmark text:name="MathJax-Span-34"/><text:span text:style-name="T1">t</text:span><text:bookmark text:name="MathJax-Span-35"/><text:span text:style-name="T1">e</text:span><text:bookmark text:name="MathJax-Span-36"/><text:span text:style-name="T1">d</text:span><text:bookmark text:name="MathJax-Span-37"/><text:span text:style-name="T2">?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9">X = (1 -eq 1) -and (2 -eq 2)</text:p>
          </table:table-cell>
          <table:covered-table-cell/>
        </table:table-row>
        <table:table-row>
          <table:table-cell table:style-name="Table3.A1" office:value-type="string">
            <text:p text:style-name="P3">A</text:p>
          </table:table-cell>
          <table:table-cell table:style-name="Table3.A1" office:value-type="string">
            <text:p text:style-name="Table_20_Contents">True</text:p>
          </table:table-cell>
        </table:table-row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able_20_Contents">False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9">Which are the valid array declarations in PowerShell among the following options</text:p>
          </table:table-cell>
          <table:covered-table-cell/>
        </table:table-row>
        <table:table-row>
          <table:table-cell table:style-name="Table4.A1" office:value-type="string">
            <text:p text:style-name="P3">A</text:p>
          </table:table-cell>
          <table:table-cell table:style-name="Table4.A1" office:value-type="string">
            <text:p text:style-name="Table_20_Contents">$Number = 1,2,3,4,5</text:p>
          </table:table-cell>
        </table:table-row>
        <table:table-row>
          <table:table-cell table:style-name="Table4.A1" office:value-type="string">
            <text:p text:style-name="P3">B</text:p>
          </table:table-cell>
          <table:table-cell table:style-name="Table4.A1" office:value-type="string">
            <text:p text:style-name="Table_20_Contents">$DescriptionArray= “This”, “is”, “a”, “Sample”, “Variable”</text:p>
          </table:table-cell>
        </table:table-row>
        <table:table-row>
          <table:table-cell table:style-name="Table4.A1" office:value-type="string">
            <text:p text:style-name="P3">C</text:p>
          </table:table-cell>
          <table:table-cell table:style-name="Table4.A1" office:value-type="string">
            <text:p text:style-name="Table_20_Contents">$x = @(1, 2, 3, 4, 5)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Table_20_Contents">$y = @[6,7, 8, 9, 10]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"/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9">The statement “PowerShell Commands are not Text-based rather Object-based” is true/false?</text:p>
          </table:table-cell>
          <table:covered-table-cell/>
        </table:table-row>
        <table:table-row>
          <table:table-cell table:style-name="Table6.A1" office:value-type="string">
            <text:p text:style-name="P3">A</text:p>
          </table:table-cell>
          <table:table-cell table:style-name="Table6.A1" office:value-type="string">
            <text:p text:style-name="Table_20_Contents">True</text:p>
          </table:table-cell>
        </table:table-row>
        <table:table-row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Table_20_Contents">False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9">Which operator is used to do a case sensitive text data comparison in PowerShell?</text:p>
          </table:table-cell>
          <table:covered-table-cell/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Table_20_Contents">-eq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Table_20_Contents">-neq</text:p>
          </table:table-cell>
        </table:table-row>
        <table:table-row>
          <table:table-cell table:style-name="Table7.A1" office:value-type="string">
            <text:p text:style-name="P3">C</text:p>
          </table:table-cell>
          <table:table-cell table:style-name="Table7.A1" office:value-type="string">
            <text:p text:style-name="Table_20_Contents">-ceq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Table_20_Contents">-ieq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9">Which command is used to create an alias in PowerShell?</text:p>
          </table:table-cell>
          <table:covered-table-cell/>
        </table:table-row>
        <table:table-row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Table_20_Contents">Get-alias</text:p>
          </table:table-cell>
        </table:table-row>
        <table:table-row>
          <table:table-cell table:style-name="Table8.A1" office:value-type="string">
            <text:p text:style-name="P3">B</text:p>
          </table:table-cell>
          <table:table-cell table:style-name="Table8.A1" office:value-type="string">
            <text:p text:style-name="Table_20_Contents">Set-alias</text:p>
          </table:table-cell>
        </table:table-row>
        <table:table-row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Table_20_Contents">Create-alias</text:p>
          </table:table-cell>
        </table:table-row>
        <table:table-row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Table_20_Contents">Remove-alia<text:span text:style-name="T3">s</text:span></text:p>
          </table:table-cell>
        </table:table-row>
      </table:table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Table_20_Heading"/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9">Which command is used to explain what will happen if the command is executed, without actually executing the command?</text:p>
          </table:table-cell>
          <table:covered-table-cell/>
        </table:table-row>
        <table:table-row>
          <table:table-cell table:style-name="Table10.A1" office:value-type="string">
            <text:p text:style-name="P3">A</text:p>
          </table:table-cell>
          <table:table-cell table:style-name="Table10.A1" office:value-type="string">
            <text:p text:style-name="Table_20_Contents">-WhatIf</text:p>
          </table:table-cell>
        </table:table-row>
        <table:table-row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Table_20_Contents">-WhatIIf</text:p>
          </table:table-cell>
        </table:table-row>
        <table:table-row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Table_20_Contents">-WhatHappens</text:p>
          </table:table-cell>
        </table:table-row>
        <table:table-row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Table_20_Contents">All of the abov</text:p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9">“-Confirm” is what type of parameter in PowerShell</text:p>
          </table:table-cell>
          <table:covered-table-cell/>
        </table:table-row>
        <table:table-row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Table_20_Contents">Permissive Parameters</text:p>
          </table:table-cell>
        </table:table-row>
        <table:table-row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Table_20_Contents">System State Parameters</text:p>
          </table:table-cell>
        </table:table-row>
        <table:table-row>
          <table:table-cell table:style-name="Table11.A1" office:value-type="string">
            <text:p text:style-name="P3">C</text:p>
          </table:table-cell>
          <table:table-cell table:style-name="Table11.A1" office:value-type="string">
            <text:p text:style-name="Table_20_Contents">Ubiquitous Parameters</text:p>
          </table:table-cell>
        </table:table-row>
        <table:table-row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Table_20_Contents">Suggested Parameters</text:p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9">Which CmdLet can be used to export all the processes running in a system to a CSV file?</text:p>
          </table:table-cell>
          <table:covered-table-cell/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Table_20_Contents">Get-Process | Export-CSV</text:p>
          </table:table-cell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Table_20_Contents">Set-Service| Export-CSV Processes.csv</text:p>
          </table:table-cell>
        </table:table-row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Table_20_Contents">Get-AllProcess | Export-CSV Processes.csv</text:p>
          </table:table-cell>
        </table:table-row>
        <table:table-row>
          <table:table-cell table:style-name="Table12.A1" office:value-type="string">
            <text:p text:style-name="P3">D</text:p>
          </table:table-cell>
          <table:table-cell table:style-name="Table12.A1" office:value-type="string">
            <text:p text:style-name="Table_20_Contents">Get-Process | Export-CSV Processes.csv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9">Which among the following is not a suggested parameter in PowerShell command?</text:p>
          </table:table-cell>
          <table:covered-table-cell/>
        </table:table-row>
        <table:table-row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Table_20_Contents">ComputerName</text:p>
          </table:table-cell>
        </table:table-row>
        <table:table-row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Table_20_Contents">Exclude</text:p>
          </table:table-cell>
        </table:table-row>
        <table:table-row>
          <table:table-cell table:style-name="Table13.A1" office:value-type="string">
            <text:p text:style-name="P3">C</text:p>
          </table:table-cell>
          <table:table-cell table:style-name="Table13.A1" office:value-type="string">
            <text:p text:style-name="Table_20_Contents">OutBuffer</text:p>
          </table:table-cell>
        </table:table-row>
        <table:table-row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Table_20_Contents">All of the above</text:p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9">Out of the below options, which one is not a common parameter in PowerShell command?</text:p>
          </table:table-cell>
          <table:covered-table-cell/>
        </table:table-row>
        <table:table-row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Table_20_Contents">Confirm</text:p>
          </table:table-cell>
        </table:table-row>
        <table:table-row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Table_20_Contents">Debug</text:p>
          </table:table-cell>
        </table:table-row>
        <table:table-row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Table_20_Contents">Warn</text:p>
          </table:table-cell>
        </table:table-row>
        <table:table-row>
          <table:table-cell table:style-name="Table14.A1" office:value-type="string">
            <text:p text:style-name="P3">D</text:p>
          </table:table-cell>
          <table:table-cell table:style-name="Table14.A1" office:value-type="string">
            <text:p text:style-name="Table_20_Contents">For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10">Which among the following is not a valid Logical Operator in PowerShell?</text:p>
          </table:table-cell>
          <table:covered-table-cell/>
        </table:table-row>
        <table:table-row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Table_20_Contents">-and</text:p>
          </table:table-cell>
        </table:table-row>
        <table:table-row>
          <table:table-cell table:style-name="Table15.A1" office:value-type="string">
            <text:p text:style-name="P3">B</text:p>
          </table:table-cell>
          <table:table-cell table:style-name="Table15.A1" office:value-type="string">
            <text:p text:style-name="Table_20_Contents">- notlike</text:p>
          </table:table-cell>
        </table:table-row>
        <table:table-row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Table_20_Contents">-!</text:p>
          </table:table-cell>
        </table:table-row>
        <table:table-row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Table_20_Contents">-or</text:p>
          </table:table-cell>
        </table:table-row>
      </table:table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9">What are the different types of operators available in Windows PowerShell?</text:p>
          </table:table-cell>
          <table:covered-table-cell/>
        </table:table-row>
        <table:table-row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Table_20_Contents">Compare Operators</text:p>
          </table:table-cell>
        </table:table-row>
        <table:table-row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Table_20_Contents">Math Operators</text:p>
          </table:table-cell>
        </table:table-row>
        <table:table-row>
          <table:table-cell table:style-name="Table16.A1" office:value-type="string">
            <text:p text:style-name="P2"/>
          </table:table-cell>
          <table:table-cell table:style-name="Table16.A1" office:value-type="string">
            <text:p text:style-name="Table_20_Contents">Logical Operators</text:p>
          </table:table-cell>
        </table:table-row>
        <table:table-row>
          <table:table-cell table:style-name="Table16.A1" office:value-type="string">
            <text:p text:style-name="P3">D</text:p>
          </table:table-cell>
          <table:table-cell table:style-name="Table16.A1" office:value-type="string">
            <text:p text:style-name="Table_20_Contents">All of the Above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9">The “-Verbose” parameter is used in a command to</text:p>
          </table:table-cell>
          <table:covered-table-cell/>
        </table:table-row>
        <table:table-row>
          <table:table-cell table:style-name="Table17.A1" office:value-type="string">
            <text:p text:style-name="P3">A</text:p>
          </table:table-cell>
          <table:table-cell table:style-name="Table17.A1" office:value-type="string">
            <text:p text:style-name="Table_20_Contents">Generate detailed trace info about the operation</text:p>
          </table:table-cell>
        </table:table-row>
        <table:table-row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Table_20_Contents">Generate programmer level detail about the operation</text:p>
          </table:table-cell>
        </table:table-row>
        <table:table-row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Table_20_Contents">Determine how the CmdLet responds when an error occurs</text:p>
          </table:table-cell>
        </table:table-row>
        <table:table-row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Table_20_Contents">Specify a variable to store the output from the command during processing</text:p>
          </table:table-cell>
        </table:table-row>
      </table:table>
      <text:p text:style-name="Standard"/>
      <text:p text:style-name="Standard">What will be the value of the variable <text:bookmark text:name="MathJax-Element-1-Frame1"/><text:bookmark text:name="MathJax-Span-110"/><text:bookmark text:name="MathJax-Span-210"/><text:bookmark text:name="MathJax-Span-38"/><text:span text:style-name="T1">X</text:span><text:bookmark text:name="MathJax-Span-41"/><text:span text:style-name="T1">i</text:span><text:bookmark text:name="MathJax-Span-51"/><text:span text:style-name="T1">n</text:span><text:bookmark text:name="MathJax-Span-61"/><text:span text:style-name="T1">t</text:span><text:bookmark text:name="MathJax-Span-71"/><text:span text:style-name="T1">h</text:span><text:bookmark text:name="MathJax-Span-81"/><text:span text:style-name="T1">e</text:span><text:bookmark text:name="MathJax-Span-91"/><text:span text:style-name="T1">b</text:span><text:bookmark text:name="MathJax-Span-101"/><text:span text:style-name="T1">e</text:span><text:bookmark text:name="MathJax-Span-111"/><text:span text:style-name="T1">l</text:span><text:bookmark text:name="MathJax-Span-121"/><text:span text:style-name="T1">o</text:span><text:bookmark text:name="MathJax-Span-131"/><text:span text:style-name="T1">w</text:span><text:bookmark text:name="MathJax-Span-141"/><text:span text:style-name="T1">e</text:span><text:bookmark text:name="MathJax-Span-151"/><text:span text:style-name="T1">x</text:span><text:bookmark text:name="MathJax-Span-161"/><text:span text:style-name="T1">p</text:span><text:bookmark text:name="MathJax-Span-171"/><text:span text:style-name="T1">r</text:span><text:bookmark text:name="MathJax-Span-181"/><text:span text:style-name="T1">e</text:span><text:bookmark text:name="MathJax-Span-191"/><text:span text:style-name="T1">s</text:span><text:bookmark text:name="MathJax-Span-201"/><text:span text:style-name="T1">s</text:span><text:bookmark text:name="MathJax-Span-211"/><text:span text:style-name="T1">i</text:span><text:bookmark text:name="MathJax-Span-221"/><text:span text:style-name="T1">o</text:span><text:bookmark text:name="MathJax-Span-231"/><text:span text:style-name="T1">n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9">x=10*2 / 5 * 2 + 5 * 5</text:p>
          </table:table-cell>
          <table:covered-table-cell/>
        </table:table-row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Table_20_Contents">31</text:p>
          </table:table-cell>
        </table:table-row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Table_20_Contents">32</text:p>
          </table:table-cell>
        </table:table-row>
        <table:table-row>
          <table:table-cell table:style-name="Table18.A1" office:value-type="string">
            <text:p text:style-name="P8">C</text:p>
          </table:table-cell>
          <table:table-cell table:style-name="Table18.A1" office:value-type="string">
            <text:p text:style-name="Table_20_Contents">33</text:p>
          </table:table-cell>
        </table:table-row>
        <table:table-row>
          <table:table-cell table:style-name="Table18.A1" office:value-type="string">
            <text:p text:style-name="P2"/>
          </table:table-cell>
          <table:table-cell table:style-name="Table18.A1" office:value-type="string">
            <text:p text:style-name="Table_20_Contents">34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9">Which command is used to get the paged output from a CmdLet?</text:p>
          </table:table-cell>
          <table:covered-table-cell/>
        </table:table-row>
        <table:table-row>
          <table:table-cell table:style-name="Table19.A1" office:value-type="string">
            <text:p text:style-name="P7">A</text:p>
          </table:table-cell>
          <table:table-cell table:style-name="Table19.A1" office:value-type="string">
            <text:p text:style-name="Table_20_Contents">Out-Host –Paging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Table_20_Contents">Out-String –Paging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Table_20_Contents">Out-Null –Paging</text:p>
          </table:table-cell>
        </table:table-row>
        <table:table-row>
          <table:table-cell table:style-name="Table19.A1" office:value-type="string">
            <text:p text:style-name="P2"/>
          </table:table-cell>
          <table:table-cell table:style-name="Table19.A1" office:value-type="string">
            <text:p text:style-name="Table_20_Contents">Out-buffer –Paging</text:p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9">Which formatting option is used to format the output of a command result to a tabular result set?</text:p>
          </table:table-cell>
          <table:covered-table-cell/>
        </table:table-row>
        <table:table-row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Table_20_Contents">Format-List</text:p>
          </table:table-cell>
        </table:table-row>
        <table:table-row>
          <table:table-cell table:style-name="Table20.A1" office:value-type="string">
            <text:p text:style-name="P7">B</text:p>
          </table:table-cell>
          <table:table-cell table:style-name="Table20.A1" office:value-type="string">
            <text:p text:style-name="Table_20_Contents">Format-Table</text:p>
          </table:table-cell>
        </table:table-row>
        <text:soft-page-break/>
        <table:table-row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Table_20_Contents">Format-Wide</text:p>
          </table:table-cell>
        </table:table-row>
        <table:table-row>
          <table:table-cell table:style-name="Table20.A1" office:value-type="string">
            <text:p text:style-name="P2"/>
          </table:table-cell>
          <table:table-cell table:style-name="Table20.A1" office:value-type="string">
            <text:p text:style-name="Table_20_Contents">Format-Custom</text:p>
          </table:table-cell>
        </table:table-row>
      </table:table>
      <text:p text:style-name="Standard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9">Which command is used to list all the Windows PowerShell CmdLets?</text:p>
          </table:table-cell>
          <table:covered-table-cell/>
        </table:table-row>
        <table:table-row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Table_20_Contents">Get-Member</text:p>
          </table:table-cell>
        </table:table-row>
        <table:table-row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Table_20_Contents">Get-ChildItem</text:p>
          </table:table-cell>
        </table:table-row>
        <table:table-row>
          <table:table-cell table:style-name="Table21.A1" office:value-type="string">
            <text:p text:style-name="P7">C</text:p>
          </table:table-cell>
          <table:table-cell table:style-name="Table21.A1" office:value-type="string">
            <text:p text:style-name="Table_20_Contents">Get-Command</text:p>
          </table:table-cell>
        </table:table-row>
        <table:table-row>
          <table:table-cell table:style-name="Table21.A1" office:value-type="string">
            <text:p text:style-name="P2"/>
          </table:table-cell>
          <table:table-cell table:style-name="Table21.A1" office:value-type="string">
            <text:p text:style-name="Table_20_Contents">Get-AllCommand</text:p>
          </table:table-cell>
        </table:table-row>
      </table:table>
      <text:p text:style-name="Standard"/>
      <text:p text:style-name="Standard"/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9">Which CmdLet is used to create a new item in the file system or registry?</text:p>
          </table:table-cell>
          <table:covered-table-cell/>
        </table:table-row>
        <table:table-row>
          <table:table-cell table:style-name="Table22.A1" office:value-type="string">
            <text:p text:style-name="P5">A</text:p>
          </table:table-cell>
          <table:table-cell table:style-name="Table22.A1" office:value-type="string">
            <text:p text:style-name="Table_20_Contents">New-Item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Table_20_Contents">Create-Item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Table_20_Contents">Move-Item</text:p>
          </table:table-cell>
        </table:table-row>
        <table:table-row>
          <table:table-cell table:style-name="Table22.A1" office:value-type="string">
            <text:p text:style-name="P2"/>
          </table:table-cell>
          <table:table-cell table:style-name="Table22.A1" office:value-type="string">
            <text:p text:style-name="Table_20_Contents">Invoke-Item</text:p>
          </table:table-cell>
        </table:table-row>
      </table:table>
      <text:p text:style-name="Standard"/>
      <text:p text:style-name="Standard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9">Which command is used to print the output of a CmdLet?</text:p>
          </table:table-cell>
          <table:covered-table-cell/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Table_20_Contents">Out-FIle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Table_20_Contents">Out-Host</text:p>
          </table:table-cell>
        </table:table-row>
        <table:table-row>
          <table:table-cell table:style-name="Table23.A1" office:value-type="string">
            <text:p text:style-name="P2"/>
          </table:table-cell>
          <table:table-cell table:style-name="Table23.A1" office:value-type="string">
            <text:p text:style-name="Table_20_Contents">Out-Null</text:p>
          </table:table-cell>
        </table:table-row>
        <table:table-row>
          <table:table-cell table:style-name="Table23.A1" office:value-type="string">
            <text:p text:style-name="P5">D</text:p>
          </table:table-cell>
          <table:table-cell table:style-name="Table23.A1" office:value-type="string">
            <text:p text:style-name="Table_20_Contents">None of the abov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51:29.643366195</meta:creation-date>
    <dc:date>2018-12-11T18:11:47.652452244</dc:date>
    <meta:editing-duration>PT1H24M10S</meta:editing-duration>
    <meta:editing-cycles>3</meta:editing-cycles>
    <meta:generator>LibreOffice/5.1.6.2$Linux_X86_64 LibreOffice_project/10m0$Build-2</meta:generator>
    <meta:document-statistic meta:table-count="23" meta:image-count="0" meta:object-count="0" meta:page-count="4" meta:paragraph-count="122" meta:word-count="476" meta:character-count="2757" meta:non-whitespace-character-count="2403"/>
  </office:meta>
</office:document-meta>
</file>